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389b5" officeooo:paragraph-rsid="001389b5"/>
    </style:style>
    <style:style style:name="P2" style:family="paragraph" style:parent-style-name="Standard">
      <style:text-properties officeooo:rsid="001389b5" officeooo:paragraph-rsid="001389b5"/>
    </style:style>
    <style:style style:name="P3" style:family="paragraph" style:parent-style-name="Standard">
      <style:text-properties officeooo:rsid="00142126" officeooo:paragraph-rsid="00142126"/>
    </style:style>
    <style:style style:name="P4" style:family="paragraph" style:parent-style-name="Standard">
      <style:text-properties officeooo:rsid="00145f21" officeooo:paragraph-rsid="00145f21"/>
    </style:style>
    <style:style style:name="P5" style:family="paragraph" style:parent-style-name="Standard">
      <style:paragraph-properties fo:text-align="center" style:justify-single-word="false"/>
      <style:text-properties officeooo:rsid="001d21e4" officeooo:paragraph-rsid="001d21e4"/>
    </style:style>
    <style:style style:name="P6" style:family="paragraph" style:parent-style-name="Standard">
      <style:paragraph-properties fo:text-align="center" style:justify-single-word="false"/>
      <style:text-properties fo:color="#ff0000" officeooo:rsid="001d21e4" officeooo:paragraph-rsid="001d21e4"/>
    </style:style>
    <style:style style:name="P7" style:family="paragraph" style:parent-style-name="Standard">
      <style:paragraph-properties fo:text-align="start" style:justify-single-word="false"/>
      <style:text-properties style:use-window-font-color="true" officeooo:rsid="001dc1c4" officeooo:paragraph-rsid="001dc1c4"/>
    </style:style>
    <style:style style:name="P8" style:family="paragraph" style:parent-style-name="Table_20_Contents">
      <style:text-properties officeooo:rsid="00193ca3" officeooo:paragraph-rsid="00193ca3"/>
    </style:style>
    <style:style style:name="P9" style:family="paragraph" style:parent-style-name="Table_20_Contents">
      <style:text-properties fo:font-weight="normal" officeooo:rsid="001c0909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tyle="italic" officeooo:rsid="0024f68e" officeooo:paragraph-rsid="0024f68e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tyle="italic" fo:font-weight="bold" officeooo:rsid="00216944" officeooo:paragraph-rsid="00216944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3684a" officeooo:paragraph-rsid="0023684a" style:font-weight-asian="bold" style:font-weight-complex="bold"/>
    </style:style>
    <style:style style:name="P13" style:family="paragraph" style:parent-style-name="Standard">
      <style:text-properties fo:font-style="normal" fo:font-weight="normal" officeooo:rsid="001389b5" officeooo:paragraph-rsid="001389b5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fo:font-weight="normal" officeooo:rsid="00142126" officeooo:paragraph-rsid="0014212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42126" officeooo:paragraph-rsid="0014212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fo:font-style="normal" style:text-underline-style="none" fo:font-weight="normal" officeooo:rsid="00145f21" officeooo:paragraph-rsid="00145f2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fo:font-style="normal" style:text-underline-style="none" fo:font-weight="normal" officeooo:rsid="001577c5" officeooo:paragraph-rsid="00145f2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fo:font-style="normal" style:text-underline-style="none" fo:font-weight="normal" officeooo:rsid="00158dfa" officeooo:paragraph-rsid="00145f2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fo:font-style="normal" style:text-underline-style="none" fo:font-weight="normal" officeooo:rsid="0016f375" officeooo:paragraph-rsid="00145f2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fo:font-style="normal" style:text-underline-style="none" fo:font-weight="normal" officeooo:rsid="00173247" officeooo:paragraph-rsid="00145f2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use-window-font-color="true" fo:font-style="normal" style:text-underline-style="none" fo:font-weight="normal" officeooo:rsid="00175ae0" officeooo:paragraph-rsid="00145f2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1dc1c4" officeooo:paragraph-rsid="001dc1c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1e531a" officeooo:paragraph-rsid="001dc1c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tyle="normal" fo:font-weight="normal" officeooo:rsid="00227606" officeooo:paragraph-rsid="0022760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style="normal" fo:font-weight="normal" officeooo:rsid="0025518a" officeooo:paragraph-rsid="0025518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style="normal" fo:font-weight="bold" officeooo:rsid="00227606" officeooo:paragraph-rsid="00227606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style="normal" fo:font-weight="bold" officeooo:rsid="002475da" officeooo:paragraph-rsid="002475da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officeooo:rsid="001f07f5" officeooo:paragraph-rsid="001f07f5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tyle="italic" fo:font-weight="bold" officeooo:rsid="00216944" officeooo:paragraph-rsid="001f07f5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0000" fo:font-style="normal" style:text-underline-style="none" fo:font-weight="normal" officeooo:rsid="001d21e4" officeooo:paragraph-rsid="001d21e4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90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0909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e531a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officeooo:rsid="001e531a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style:text-underline-style="none" fo:font-weight="normal" officeooo:rsid="001577c5" style:font-style-asian="normal" style:font-weight-asian="normal" style:font-style-complex="normal" style:font-weight-complex="normal"/>
    </style:style>
    <style:style style:name="T18" style:family="text">
      <style:text-properties style:use-window-font-color="true" fo:font-style="normal" style:text-underline-style="none" fo:font-weight="normal" officeooo:rsid="00158dfa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tyle="normal" style:text-underline-style="none" fo:font-weight="normal" officeooo:rsid="0016f375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style="normal" style:text-underline-style="none" fo:font-weight="normal" officeooo:rsid="00173247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style:text-underline-style="none" fo:font-weight="normal" officeooo:rsid="00175ae0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style:use-window-font-color="true" fo:font-style="normal" style:text-underline-style="none" fo:font-weight="bold" officeooo:rsid="001577c5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tyle="normal" style:text-underline-style="none" fo:font-weight="bold" officeooo:rsid="00158dfa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style:text-underline-style="none" fo:font-weight="bold" officeooo:rsid="0016f375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style:text-underline-style="none" fo:font-weight="bold" officeooo:rsid="00173247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style:text-underline-style="none" fo:font-weight="bold" officeooo:rsid="00175ae0" style:font-style-asian="normal" style:font-weight-asian="bold" style:font-style-complex="normal" style:font-weight-complex="bold"/>
    </style:style>
    <style:style style:name="T2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style:use-window-font-color="true" fo:font-style="italic" style:text-underline-style="none" fo:font-weight="normal" officeooo:rsid="001577c5" style:font-style-asian="italic" style:font-weight-asian="normal" style:font-style-complex="italic" style:font-weight-complex="normal"/>
    </style:style>
    <style:style style:name="T30" style:family="text">
      <style:text-properties style:use-window-font-color="true" fo:font-style="italic" style:text-underline-style="none" fo:font-weight="normal" officeooo:rsid="00158dfa" style:font-style-asian="italic" style:font-weight-asian="normal" style:font-style-complex="italic" style:font-weight-complex="normal"/>
    </style:style>
    <style:style style:name="T31" style:family="text">
      <style:text-properties officeooo:rsid="001c0909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m = e não → por isso é errado falar “e nem”.</text:p>
      <text:p text:style-name="P2"/>
      <text:p text:style-name="P2">Tampouco é <text:span text:style-name="T1">advérbio</text:span><text:span text:style-name="T3">, mas pode vir a substituir uma </text:span><text:span text:style-name="T1">conjunção aditiva</text:span><text:span text:style-name="T3">, quando for equivalente a “nem”. Ex.: Não malho, </text:span><text:span text:style-name="T5">tampouco</text:span><text:span text:style-name="T7"> faço dieta.</text:span></text:p>
      <text:p text:style-name="P13"/>
      <text:p text:style-name="P3"><text:span text:style-name="T7">O “e” pode ter valor </text:span><text:span text:style-name="T8">adversativo</text:span><text:span text:style-name="T7">. Ex.: Estava querendo ler, </text:span><text:span text:style-name="T5">e</text:span><text:span text:style-name="T7"> o sono não deixava.</text:span></text:p>
      <text:list xml:id="list9966442524688570" text:style-name="L1">
        <text:list-item>
          <text:p text:style-name="P14">Dica: a regra de pontuação recomenda usar vírgula antes do “e” adversativo!</text:p>
        </text:list-item>
      </text:list>
      <text:p text:style-name="P15"/>
      <text:p text:style-name="P4"><text:span text:style-name="T7">Em muitas questões, vão ser pedidas reescrituras em que uma </text:span><text:span text:style-name="T8">concessão</text:span><text:span text:style-name="T7"> será substituída por uma </text:span><text:span text:style-name="T8">adversidade </text:span><text:span text:style-name="T7">e vice-versa, com as devidas adaptações, já que </text:span><text:span text:style-name="T8">conjunções concessivas levam o verbo para o </text:span><text:span text:style-name="T14">subjuntivo</text:span><text:span text:style-name="T16">. Ex.: Embora eu </text:span><text:span text:style-name="T28">possa…</text:span></text:p>
      <text:p text:style-name="P16"/>
      <text:p text:style-name="P4"><text:span text:style-name="T16">“Não obstante” é conjunção </text:span><text:span text:style-name="T22">adversativa</text:span><text:span text:style-name="T16">.</text:span></text:p>
      <text:p text:style-name="P16"/>
      <text:p text:style-name="P4"><text:span text:style-name="T16">“</text:span><text:span text:style-name="T17">Senão” </text:span><text:span text:style-name="T29">pode</text:span><text:span text:style-name="T17"> ter sentido </text:span><text:span text:style-name="T23">adversativo</text:span><text:span text:style-name="T17">. Ex.: A influência não foi do negro em si, </text:span><text:span text:style-name="T29">senão</text:span><text:span text:style-name="T17"> (mas sim) do escravo e da escravidão.</text:span></text:p>
      <text:p text:style-name="P17"/>
      <text:p text:style-name="P4"><text:span text:style-name="T17">“</text:span><text:span text:style-name="T18">Senão” </text:span><text:span text:style-name="T30">pode</text:span><text:span text:style-name="T18"> ser conjunção </text:span><text:span text:style-name="T24">alternativa</text:span><text:span text:style-name="T18">. Ex.: Saia agora, </text:span><text:span text:style-name="T30">senão</text:span><text:span text:style-name="T18"> chamarei os guardas. (pode-se trocar o “senão” por “ou”)</text:span></text:p>
      <text:p text:style-name="P18"/>
      <text:p text:style-name="P4"><text:span text:style-name="T18">“</text:span><text:span text:style-name="T19">Às vezes” é uma </text:span><text:span text:style-name="T25">expressão adverbial de tempo</text:span><text:span text:style-name="T19">.</text:span></text:p>
      <text:p text:style-name="P19"/>
      <text:p text:style-name="P4"><text:span text:style-name="T19">“</text:span><text:span text:style-name="T20">Pois” no início da oração, não deslocado entre vírgulas, será </text:span><text:span text:style-name="T26">explicativo ou causal</text:span><text:span text:style-name="T20">.</text:span></text:p>
      <text:p text:style-name="P20"/>
      <text:p text:style-name="P4"><text:span text:style-name="T20">“</text:span><text:span text:style-name="T21">Destarte” é conjunção </text:span><text:span text:style-name="T27">conclusiva</text:span><text:span text:style-name="T21">.</text:span></text:p>
      <text:p text:style-name="P2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“Pois” explicativo → inicia uma oração e justifica outra. Ex.: Volte, pois tenho saudade.</text:p>
            <text:p text:style-name="P8"/>
            <text:p text:style-name="P8">“Pois” conclusivo → após o verbo, deslocado entre vírgulas. Ex.: Há instabilidade; o dólar voltará, pois, a subir.</text:p>
          </table:table-cell>
        </table:table-row>
      </table:table>
      <text:p text:style-name="P2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“<text:span text:style-name="T31">Porquanto” é conjunção </text:span><text:span text:style-name="T2">explicativa</text:span><text:span text:style-name="T4">.</text:span></text:p>
            <text:p text:style-name="P9"/>
            <text:p text:style-name="Table_20_Contents"><text:span text:style-name="T4">“Conquanto” é conjunção </text:span><text:span text:style-name="T2">concessiva</text:span><text:span text:style-name="T4">.</text:span></text:p>
          </table:table-cell>
        </table:table-row>
      </table:table>
      <text:p text:style-name="P21"/>
      <text:p text:style-name="P5"><text:span text:style-name="T21">[</text:span><text:span text:style-name="T16">Haver|Ter] + </text:span><text:span text:style-name="T15">[que|de]*</text:span><text:span text:style-name="T16"> + [infinitivo] = locução verbal com </text:span><text:span text:style-name="T22">preposição acidental</text:span><text:span text:style-name="T16"> no meio</text:span></text:p>
      <text:p text:style-name="P6"><text:span text:style-name="T9">*preposição acidental, </text:span><text:span text:style-name="T11">não</text:span><text:span text:style-name="T9"> é conjunção!</text:span></text:p>
      <text:p text:style-name="P30"/>
      <text:p text:style-name="P7"><text:span text:style-name="T9">Ex.: Tenho </text:span><text:span text:style-name="T6">que</text:span><text:span text:style-name="T9"> estudar → “que” é preposição acidental e não conjunção.</text:span></text:p>
      <text:p text:style-name="P22"/>
      <text:p text:style-name="P7"><text:span text:style-name="T9">“</text:span><text:span text:style-name="T10">Já que” é sempre conjunção </text:span><text:span text:style-name="T12">causal</text:span><text:span text:style-name="T10">.</text:span></text:p>
      <text:p text:style-name="P23"/>
      <text:p text:style-name="P7"><text:span text:style-name="T10">“Na medida em que” é conjunção </text:span><text:span text:style-name="T12">causal</text:span><text:span text:style-name="T10">.</text:span></text:p>
      <text:p text:style-name="P7"><text:span text:style-name="T10">“À medida que” é conjunção </text:span><text:span text:style-name="T12">proporcional</text:span><text:span text:style-name="T10">.</text:span></text:p>
      <text:p text:style-name="P23"/>
      <text:p text:style-name="P28"><text:span text:style-name="T10">O</text:span><text:span text:style-name="T9">rações </text:span><text:span text:style-name="T11">explicativas</text:span><text:span text:style-name="T9"> geralmente vêm após um verbo no </text:span><text:span text:style-name="T11">imperativo</text:span><text:span text:style-name="T9">, numa estrutura de texto que tem um pedido e depois a explicação para aquele pedido.</text:span></text:p>
      <text:p text:style-name="P29"><text:span text:style-name="T32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Quando<text:span text:style-name="T7"> </text:span><text:span text:style-name="T3">um médico prescreve um tratamento, seu objetivo é o bem-estar do paciente.</text:span></text:p>
            <text:p text:style-name="P11"><text:soft-page-break/><text:span text:style-name="T7"/></text:p>
            <text:p text:style-name="P11"><text:span text:style-name="T7">Preserva-se a coerência entre os argumentos do texto, bem como sua correção gramatical, ao empregar um conectivo de valor condicional, como </text:span><text:span text:style-name="T13">Se</text:span><text:span text:style-name="T7">, em lugar de “Quando”?</text:span></text:p>
            <text:p text:style-name="P11"><text:span text:style-name="T7"/></text:p>
            <text:p text:style-name="P11"><text:span text:style-name="T7">Resposta: C.</text:span></text:p>
            <text:p text:style-name="P11"><text:span text:style-name="T7"/></text:p>
            <text:p text:style-name="P11"><text:span text:style-name="T7">Veja que o “quando”, embora tradicionalmente indique tempo, pode assumir valor condicional também. Isso ocorre porque, no contexto, a condição é um fato futuro e hipotético (sempre que o médico prescrever), então a substituição mantém a coerência.</text:span></text:p>
          </table:table-cell>
        </table:table-row>
      </table:table>
      <text:p text:style-name="P29"><text:span text:style-name="T32"/></text:p>
      <text:p text:style-name="P26"><text:span text:style-name="T32">Conjunções subordinativas adverbiais CONCESSIVAS</text:span><text:span text:style-name="T33">: iniciam uma oração que é contrária à principal, mas sem impedir sua realização. A concessão também é uma adversidade, mas tem um sentido mais refinado de quebra de expectativa. O fato trazido na oração subordinada concessiva gera a expectativa de que o fato que ocorre na principal não devia se realizar; mesmo assim, ele ocorre. A concessão está no campo semântico da exceção.</text:span></text:p>
      <text:p text:style-name="P26"><text:span text:style-name="T33">Ex.:</text:span></text:p>
      <text:p text:style-name="P26"><text:span text:style-name="T32">Embora</text:span><text:span text:style-name="T33"> fosse gago e epilético, Machado de Assis fundou a Academia Brasileira de Letras.</text:span></text:p>
      <text:p text:style-name="P26"><text:span text:style-name="T32">Posto que</text:span><text:span text:style-name="T33"> estivessem grávidas, as mulheres vikings guerreavam.</text:span></text:p>
      <text:p text:style-name="P24"><text:span text:style-name="T32">Teve que aceitar a crítica, </text:span><text:span text:style-name="T34">conquanto</text:span><text:span text:style-name="T32"> não tivesse gostado.</text:span></text:p>
      <text:p text:style-name="P24"><text:span text:style-name="T32"/></text:p>
      <text:p text:style-name="P24"><text:span text:style-name="T32">Posto que = embora!</text:span></text:p>
      <text:p text:style-name="P25"><text:span text:style-name="T32">Conquanto = embora!</text:span></text:p>
      <text:p text:style-name="P24"><text:span text:style-name="T32"/></text:p>
      <text:p text:style-name="P24"><text:span text:style-name="T32">Nas concessivas, o verbo vem no </text:span><text:span text:style-name="T34">subjuntivo</text:span><text:span text:style-name="T32">:</text:span></text:p>
      <text:p text:style-name="P24"><text:span text:style-name="T32">Embora </text:span><text:span text:style-name="T34">fosse</text:span><text:span text:style-name="T32"> gago e epilético, Machado de Assis fundou a Academia Brasileira de Letras.</text:span></text:p>
      <text:p text:style-name="P24"><text:span text:style-name="T32">Posto que </text:span><text:span text:style-name="T34">estivessem</text:span><text:span text:style-name="T32"> grávidas, as mulheres vikings guerreavam.</text:span></text:p>
      <text:p text:style-name="P24"><text:span text:style-name="T32">Teve que aceitar a crítica, conquanto não </text:span><text:span text:style-name="T34">tivesse</text:span><text:span text:style-name="T32"> gostado.</text:span></text:p>
      <text:p text:style-name="P24"><text:span text:style-name="T32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">Concessiva x Adversativa</text:p>
            <text:p text:style-name="P12"><text:span text:style-name="T3"/></text:p>
            <text:p text:style-name="P12"><text:span text:style-name="T3">A conjunção concessiva inicia uma oração subordinada na qual se admite um fato que, contrário à ação expressa na oração principal, é, contudo, </text:span>incapaz de impedir<text:span text:style-name="T3"> que tal ação se realize.</text:span></text:p>
            <text:p text:style-name="P12"><text:span text:style-name="T3"/></text:p>
            <text:p text:style-name="P12"><text:span text:style-name="T3">Há também uma </text:span>diferença argumentativa<text:span text:style-name="T3">, de foco:</text:span></text:p>
            <text:p text:style-name="P12"><text:span text:style-name="T3"/></text:p>
            <text:p text:style-name="P12"><text:span text:style-name="T3">Matou, </text:span>mas em legítima defesa<text:span text:style-name="T3"> (foco na oração adversativa; ênfase na legítima defesa; defende)</text:span></text:p>
            <text:p text:style-name="P12">Matou<text:span text:style-name="T3">, embora em legítima defesa (foco na oração principal; ênfase no matar; ataca)</text:span></text:p>
          </table:table-cell>
        </table:table-row>
      </table:table>
      <text:p text:style-name="P24"><text:span text:style-name="T32"/></text:p>
      <text:p text:style-name="P27"><text:span text:style-name="T32">MALGRADO</text:span><text:span text:style-name="T33"> é uma conjunção </text:span><text:span text:style-name="T32">concessiva</text:span><text:span text:style-name="T33">!</text:span></text:p>
      <text:p text:style-name="P27"><text:span text:style-name="T33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">Na entrada do 3º milênio, o ingresso das brasileiras na política institucional ainda é tímido. <text:span text:style-name="T1">Porém</text:span><text:span text:style-name="T3">, esse é um quadro que já se mostrou menos animador</text:span><text:span text:style-name="T7">.</text:span></text:p>
            <text:p text:style-name="P10"><text:span text:style-name="T7"/></text:p>
            <text:p text:style-name="P10"><text:span text:style-name="T7">A correção e o sentido original do texto seriam mantidos caso se substituísse a conjunção “Porém” por </text:span><text:span text:style-name="T8">Mas</text:span><text:span text:style-name="T7">?</text:span></text:p>
            <text:p text:style-name="P10"><text:span text:style-name="T7"/></text:p>
            <text:p text:style-name="P10"><text:span text:style-name="T7">Resposta: E.</text:span></text:p>
            <text:p text:style-name="P10"><text:span text:style-name="T7">“Porém” e “mas” são equivalentes em sentido e geralmente intercambiáveis. No entanto, o “porém” pode vir deslocado, em qualquer lugar da oração, enquanto o “mas” </text:span><text:span text:style-name="T8">deve vir após </text:span><text:soft-page-break/><text:span text:style-name="T8">vírgula, <text:s/>sempre iniciando a oração adversativa. Por isso, por estar cativo na posição inicial do período, <text:s/>o “mas” NÃO aceita uma vírgula depois dele</text:span><text:span text:style-name="T7">, a não ser que essa vírgula pertença a outro termo isolado que venha depois dele. Na prática, essa vírgula não estará relacionada ao “mas”.</text:span></text:p>
          </table:table-cell>
        </table:table-row>
      </table:table>
      <text:p text:style-name="P27"><text:span text:style-name="T33"/></text:p>
      <text:p text:style-name="P26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89b5" officeooo:paragraph-rsid="001389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Emprego das classes I (conjunçõ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10:28.665962081</meta:creation-date>
    <dc:date>2018-02-22T10:49:25.449452679</dc:date>
    <meta:editing-duration>PT3H21M58S</meta:editing-duration>
    <meta:editing-cycles>21</meta:editing-cycles>
    <meta:generator>LibreOffice/5.2.7.2$Linux_X86_64 LibreOffice_project/20m0$Build-2</meta:generator>
    <meta:document-statistic meta:table-count="5" meta:image-count="0" meta:object-count="0" meta:page-count="3" meta:paragraph-count="48" meta:word-count="705" meta:character-count="4432" meta:non-whitespace-character-count="3773"/>
  </office:meta>
</office:document-meta>
</file>